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irst_20_Sheet">
      <style:table-properties table:display="true" style:writing-mode="lr-tb"/>
    </style:style>
    <style:style style:name="ta2" style:family="table" style:master-page-name="PageStyle_5f_Second_20_Shee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rst 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stuff on sheet 1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ond Sheet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stuff on sheet 2</text:p>
          </table:table-cell>
          <table:table-cell table:number-columns-repeated="1023"/>
        </table:table-row>
        <table:table-row table:style-name="ro1">
          <table:table-cell office:value-type="string">
            <text:p>UTF-8 stuff is 'Ў'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AU">
      <number:number number:min-integer-digits="1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AU">
      <number:text> - </number:text>
    </number:number-style>
    <number:text-style style:name="N8119" number:language="en" number:country="AU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AU">
      <number:text> </number:text>
      <number:currency-symbol/>
      <number:text>- </number:text>
    </number:currency-style>
    <number:text-style style:name="N8120" number:language="en" number:country="AU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8121" number:language="en" number:country="A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A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AU">
      <number:minutes number:style="long"/>
      <number:text>:</number:text>
      <number:seconds number:style="long"/>
    </number:time-style>
    <number:time-style style:name="N8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AU">
      <number:minutes number:style="long"/>
      <number:text>:</number:text>
      <number:seconds number:style="long" number:decimal-places="1"/>
    </number:time-style>
    <number:number-style style:name="N8126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23/12/2013</text:date>, <text:time>21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rst_20_Sheet" style:display-name="PageStyle_Firs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_20_Sheet" style:display-name="PageStyle_Second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" meta:object-count="0"/>
    <meta:generator>OpenOffice/4.0.1$Win32 OpenOffice.org_project/401m5$Build-9714</meta:generator>
  </office:meta>
</office:document-meta>
</file>